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2cm" svg:x="2cm" svg:y="3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2cm" svg:x="10cm" svg:y="5cm">
          <text:p text:style-name="P1">Kayttoliittym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2.5cm" svg:x="2cm" svg:y="8cm">
          <text:p text:style-name="P1">Tietokan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2cm" svg:x="11cm" svg:y="8cm">
          <text:p text:style-name="P1">Jarjestelm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11cm" svg:y="11.5cm">
          <text:p text:style-name="P1">Jarv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8.5cm" svg:y="14cm">
          <text:p text:style-name="P1">Joki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cm" svg:y1="4cm" svg:x2="10cm" svg:y2="5.5cm">
          <text:p/>
        </draw:line>
        <draw:line draw:style-name="gr2" draw:text-style-name="P1" draw:layer="layout" svg:x1="4.5cm" svg:y1="5cm" svg:x2="4.5cm" svg:y2="8cm">
          <text:p/>
        </draw:line>
        <draw:line draw:style-name="gr2" draw:text-style-name="P1" draw:layer="layout" svg:x1="6.5cm" svg:y1="5cm" svg:x2="11cm" svg:y2="8.5cm">
          <text:p/>
        </draw:line>
        <draw:line draw:style-name="gr2" draw:text-style-name="P1" draw:layer="layout" svg:x1="7cm" svg:y1="10.5cm" svg:x2="11cm" svg:y2="12cm">
          <text:p/>
        </draw:line>
        <draw:line draw:style-name="gr2" draw:text-style-name="P1" draw:layer="layout" svg:x1="5.5cm" svg:y1="10.5cm" svg:x2="8.5cm" svg:y2="15cm">
          <text:p/>
        </draw:line>
        <draw:line draw:style-name="gr2" draw:text-style-name="P1" draw:layer="layout" svg:x1="12cm" svg:y1="13.5cm" svg:x2="12cm" svg:y2="14cm">
          <text:p/>
        </draw:line>
        <draw:line draw:style-name="gr2" draw:text-style-name="P1" draw:layer="layout" svg:x1="14.5cm" svg:y1="10cm" svg:x2="14cm" svg:y2="11.5cm">
          <text:p/>
        </draw:line>
        <draw:frame draw:style-name="gr3" draw:layer="layout" svg:width="2.263cm" svg:height="0.962cm" svg:x="8.5cm" svg:y="4cm">
          <draw:text-box>
            <text:p>tuntee</text:p>
          </draw:text-box>
        </draw:frame>
        <draw:frame draw:style-name="gr3" draw:layer="layout" svg:width="4.583cm" svg:height="0.962cm" svg:x="13cm" svg:y="13.976cm">
          <draw:text-box>
            <text:p>lisää/vähentää</text:p>
          </draw:text-box>
        </draw:frame>
        <draw:frame draw:style-name="gr3" draw:layer="layout" svg:width="2.818cm" svg:height="0.962cm" svg:x="14.5cm" svg:y="10.5cm">
          <draw:text-box>
            <text:p>hallinnoi</text:p>
          </draw:text-box>
        </draw:frame>
        <draw:frame draw:style-name="gr3" draw:layer="layout" svg:width="2.581cm" svg:height="0.962cm" svg:x="4.5cm" svg:y="12.5cm">
          <draw:text-box>
            <text:p>sisältyy</text:p>
          </draw:text-box>
        </draw:frame>
        <draw:frame draw:style-name="gr3" draw:layer="layout" svg:width="2.263cm" svg:height="0.962cm" svg:x="2cm" svg:y="6.5cm">
          <draw:text-box>
            <text:p>tunte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aura Leponiemi</meta:initial-creator>
    <meta:creation-date>2012-05-18T16:59:33</meta:creation-date>
    <dc:date>2012-05-18T17:05:12</dc:date>
    <dc:creator>Laura Leponiemi</dc:creator>
    <meta:editing-duration>PT00H05M39S</meta:editing-duration>
    <meta:editing-cycles>2</meta:editing-cycles>
    <meta:generator>OpenOffice.org/3.2$Unix OpenOffice.org_project/320m12$Build-9483</meta:generator>
    <meta:document-statistic meta:object-count="18"/>
  </office:meta>
</office:document-meta>
</file>